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1.792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  <style:map style:condition="cell-content()&gt;5" style:apply-style-name="Error" style:base-cell-address="Tabelle1.B2"/>
      <style:map style:condition="cell-content()&gt;4" style:apply-style-name="Warning" style:base-cell-address="Tabelle1.B2"/>
    </style:style>
    <style:style style:name="ce12" style:family="table-cell" style:parent-style-name="Default" style:data-style-name="N2">
      <style:table-cell-properties fo:background-color="#ffff00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00" fo:border="0.06pt solid #000000"/>
      <style:text-properties style:font-name="Arial"/>
    </style:style>
    <style:style style:name="ce15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2" table:number-columns-repeated="1015" table:default-cell-style-name="ce9"/>
        <table:table-row table:style-name="ro1">
          <table:table-cell/>
          <table:table-cell table:style-name="ce2"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Anzahl der Noten</text:p>
          </table:table-cell>
          <table:table-cell office:value-type="string" calcext:value-type="string">
            <text:p>Bestanden (ja/nein)? (erstmal 5er und 6er seperat) mit der WENN-Funk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uts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Anzahl 5er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athe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office:value-type="string" calcext:value-type="string">
            <text:p>Anzahl 6er</text:p>
          </table:table-cell>
          <table:table-cell table:style-name="ce14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Englisc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Informatik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insgesamt</text:p>
          </table:table-cell>
          <table:table-cell table:style-name="ce15"/>
          <table:table-cell table:style-name="ce16" office:value-type="string" calcext:value-type="string">
            <text:p>WENN über Anzahl der Noten (Spalte 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ysik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office:value-type="string" calcext:value-type="string">
            <text:p>Bestanden?</text:p>
          </table:table-cell>
          <table:table-cell table:style-name="ce15"/>
          <table:table-cell table:style-name="ce16" office:value-type="string" calcext:value-type="string">
            <text:p>WENN über den Text mit ja nein (Spalte F)</text:p>
          </table:table-cell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Chemi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Geschichte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  <table:table-cell table:style-name="ce1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Wirtschaft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table:style-name="ce16"/>
          <table:table-cell table:style-name="ce19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Französisch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  <table:table-cell table:style-name="ce16" table:number-columns-repeated="2"/>
          <table:table-cell table:number-columns-repeated="2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Kunst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/>
          <table:table-cell table:style-name="ce19"/>
          <table:table-cell table:number-columns-repeated="1015"/>
        </table:table-row>
        <table:table-row table:style-name="ro1">
          <table:table-cell office:value-type="string" calcext:value-type="string">
            <text:p>Musik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/>
          <table:table-cell table:number-columns-repeated="1020"/>
        </table:table-row>
        <table:table-row table:style-name="ro1">
          <table:table-cell office:value-type="string" calcext:value-type="string">
            <text:p>Sport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number-columns-repeated="5"/>
          <table:table-cell table:style-name="ce17"/>
          <table:table-cell table:number-columns-repeated="1018"/>
        </table:table-row>
        <table:table-row table:style-name="ro1">
          <table:table-cell office:value-type="string" calcext:value-type="string">
            <text:p>Schnitt</text:p>
          </table:table-cell>
          <table:table-cell table:style-name="ce12"/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B2:Tabelle1.B13">
            <calcext:condition calcext:apply-style-name="Error" calcext:value="&gt;5" calcext:base-cell-address="Tabelle1.B2"/>
            <calcext:condition calcext:apply-style-name="Warning" calcext:value="&gt;4" calcext:base-cell-address="Tabelle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able-cell-properties fo:background-color="#ff860d"/>
      <style:text-properties fo:color="#ffffff" style:font-name="Arial1" fo:font-family="Arial" style:font-style-name="Fett" style:font-family-generic="swiss" style:font-pitch="variable" fo:font-size="12pt" fo:font-style="normal" fo:font-weight="bold"/>
    </style:style>
    <style:style style:name="Error" style:family="table-cell" style:parent-style-name="Status">
      <style:table-cell-properties fo:background-color="#cc0000"/>
      <style:text-properties fo:color="#ffffff" style:font-name="Arial1" fo:font-family="Arial" style:font-style-name="Fett" style:font-family-generic="swiss" style:font-pitch="variable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.00.0000</text:date>, <text:time style:data-style-name="N2" text:time-value="14:48:26.1398630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9-16T00:00:00</meta:creation-date>
    <dc:date>2021-10-14T14:54:38.043317363</dc:date>
    <meta:editing-duration>PT23M44S</meta:editing-duration>
    <meta:generator>LibreOffice/6.4.7.2$Linux_X86_64 LibreOffice_project/40$Build-2</meta:generator>
    <meta:editing-cycles>4</meta:editing-cycles>
    <meta:document-statistic meta:table-count="1" meta:cell-count="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